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Decima Nova Pro" svg:font-family="'Decima Nova Pro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5afd2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10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5afd2" style:text-blinking="false"/>
    </style:style>
    <style:style style:name="P11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12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5afd2" style:text-blinking="false"/>
    </style:style>
    <style:style style:name="P13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68%" fo:background-color="transparent" fo:padding="0cm" fo:border="none" style:writing-mode="lr-tb"/>
      <style:text-properties officeooo:paragraph-rsid="0005afd2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underline-style="solid" style:text-underline-width="auto" style:text-underline-color="font-color" fo:background-color="transparent" loext:char-shading-value="0"/>
    </style:style>
    <style:style style:name="T3" style:family="text">
      <style:text-properties style:text-underline-style="solid" style:text-underline-width="auto" style:text-underline-color="font-color" fo:background-color="transparent" loext:char-shading-value="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solid" style:text-underline-width="auto" style:text-underline-color="font-color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officeooo:rsid="0005afd2"/>
    </style:style>
    <style:style style:name="T11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12" style:family="text">
      <style:text-properties officeooo:rsid="000797c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34fedc89-7fff-3748-302b-e211c2ff9052"/>EJERCICIO 4</text:h>
      <text:p text:style-name="P2">Ejercicios sobre políticas de borrado</text:p>
      <text:p text:style-name="Text_20_body"/>
      <text:list xml:id="list2607981064" text:style-name="L1">
        <text:list-item>
          <text:p text:style-name="P3">Sea la siguiente base de datos relacional</text:p>
        </text:list-item>
      </text:list>
      <text:p text:style-name="Text_20_body"/>
      <text:list xml:id="list10029465" text:style-name="L2">
        <text:list-item>
          <text:p text:style-name="P9"><text:span text:style-name="T1">CARRETERA (</text:span><text:span text:style-name="T2">IdCarretera</text:span><text:span text:style-name="T1">, nombre)</text:span></text:p>
        </text:list-item>
        <text:list-item>
          <text:p text:style-name="P9"><text:span text:style-name="T1">AREA (</text:span><text:span text:style-name="T2">IdArea</text:span><text:span text:style-name="T1">, nombre)</text:span></text:p>
        </text:list-item>
        <text:list-item>
          <text:p text:style-name="P9"><text:span text:style-name="T1">TRAMO (</text:span><text:span text:style-name="T2">IdCarretera, NroTramo</text:span><text:span text:style-name="T1">, Area)</text:span></text:p>
        </text:list-item>
        <text:list-item>
          <text:p text:style-name="P9"><text:span text:style-name="T1">PASA </text:span><text:span text:style-name="T2">(IdCarretera, NroTramo, CodMunicipio</text:span><text:span text:style-name="T1">,PtokmEntra,PtoKmSale)</text:span></text:p>
        </text:list-item>
        <text:list-item>
          <text:p text:style-name="P9"><text:span text:style-name="T1">MUNICIPIO (</text:span><text:span text:style-name="T2">CodMunicipio</text:span><text:span text:style-name="T1">, nombre, localidad)</text:span></text:p>
        </text:list-item>
      </text:list>
      <text:p text:style-name="Text_20_body"/>
      <text:list xml:id="list3839688167" text:style-name="L3">
        <text:list-item>
          <text:p text:style-name="P4">Identifica las claves externas de cada una de las tablas.</text:p>
        </text:list-item>
      </text:list>
      <text:p text:style-name="P7"/>
      <text:list xml:id="list3965499381" text:style-name="L8">
        <text:list-item>
          <text:p text:style-name="P13"><text:span text:style-name="T5">CARRETERA (</text:span><text:span text:style-name="T7">IdCarretera</text:span><text:span text:style-name="T5">, nombre)</text:span></text:p>
        </text:list-item>
        <text:list-item>
          <text:p text:style-name="P13"><text:span text:style-name="T5">AREA (</text:span><text:span text:style-name="T8">IdArea</text:span><text:span text:style-name="T5">, nombre)</text:span></text:p>
        </text:list-item>
        <text:list-item>
          <text:p text:style-name="P13"><text:span text:style-name="T5">TRAMO (</text:span><text:span text:style-name="T8">IdCarretera</text:span><text:span text:style-name="T7">, NroTramo</text:span><text:span text:style-name="T5">, </text:span><text:span text:style-name="T6">Area</text:span><text:span text:style-name="T5">)</text:span></text:p>
        </text:list-item>
        <text:list-item>
          <text:p text:style-name="P10"><text:span text:style-name="T1">PASA </text:span><text:span text:style-name="T2">(</text:span><text:span text:style-name="T4">IdCarretera</text:span><text:span text:style-name="T2">, </text:span><text:span text:style-name="T3">NroTramo</text:span><text:span text:style-name="T2">, </text:span><text:span text:style-name="T4">CodMunicipio</text:span><text:span text:style-name="T1">,PtokmEntra,PtoKmSale)</text:span></text:p>
        </text:list-item>
        <text:list-item>
          <text:p text:style-name="P10"><text:span text:style-name="T1">MUNICIPIO (</text:span><text:span text:style-name="T11">CodMunicipio</text:span><text:span text:style-name="T1">, nombre, localidad)</text:span></text:p>
        </text:list-item>
      </text:list>
      <text:p text:style-name="P7"/>
      <text:list xml:id="list185207082370184" text:continue-list="list3839688167" text:style-name="L3">
        <text:list-item>
          <text:p text:style-name="P4">Elige, de forma justificada, cuál crees que sería la mejor política de borrado para cada clave externa.</text:p>
        </text:list-item>
      </text:list>
      <text:p text:style-name="P7"/>
      <text:p text:style-name="P7"><text:tab/><text:span text:style-name="T10">Para Area pondría cascada, ya que si eliminamos el area lo más seguro es que borremos la carretera que hay en ella.</text:span></text:p>
      <text:p text:style-name="P7"/>
      <text:p text:style-name="P7"><text:tab/><text:span text:style-name="T10">IdCarretera y CodMunicipio default.</text:span></text:p>
      <text:p text:style-name="P7"/>
      <text:p text:style-name="P7"><text:tab/></text:p>
      <text:list xml:id="list185208642615205" text:continue-numbering="true" text:style-name="L3">
        <text:list-item>
          <text:p text:style-name="P4">¿Qué otras restricciones de integridad añadirías?</text:p>
        </text:list-item>
      </text:list>
      <text:p text:style-name="Text_20_body"/>
      <text:p text:style-name="Text_20_body"><text:tab/></text:p>
      <text:p text:style-name="Text_20_body"/>
      <text:p text:style-name="P14"/>
      <text:list xml:id="list1791584961" text:style-name="L4">
        <text:list-item>
          <text:p text:style-name="P5">Sea la siguiente base de datos relacional</text:p>
        </text:list-item>
      </text:list>
      <text:p text:style-name="Text_20_body"/>
      <text:list xml:id="list3459616801" text:style-name="L5">
        <text:list-item>
          <text:p text:style-name="P11"><text:span text:style-name="T1">CLIENTE(</text:span><text:span text:style-name="T2">cod_cliente</text:span><text:span text:style-name="T1">, nombre, apellidos, dni, email)</text:span></text:p>
        </text:list-item>
        <text:list-item>
          <text:p text:style-name="P11"><text:span text:style-name="T1">PEDIDO(</text:span><text:span text:style-name="T2">cod_pedido</text:span><text:span text:style-name="T1">, fecha, cod_cliente, importe_total)</text:span></text:p>
        </text:list-item>
        <text:list-item>
          <text:p text:style-name="P11"><text:span text:style-name="T1">LINEA_PEDIDO(</text:span><text:span text:style-name="T2">cod_pedido, id_linea</text:span><text:span text:style-name="T1">, cod_producto, num_unidades, precio_unitario)</text:span></text:p>
        </text:list-item>
        <text:list-item>
          <text:p text:style-name="P11"><text:span text:style-name="T1">PRODUCTO(</text:span><text:span text:style-name="T2">cod_producto</text:span><text:span text:style-name="T1">, nombre, descripción, precio_unitario, id_categoria)</text:span></text:p>
        </text:list-item>
        <text:list-item>
          <text:p text:style-name="P11"><text:span text:style-name="T1">CATEGORIA(</text:span><text:span text:style-name="T2">id_categoria</text:span><text:span text:style-name="T1">, nombre)</text:span></text:p>
        </text:list-item>
      </text:list>
      <text:p text:style-name="Text_20_body"/>
      <text:list xml:id="list101439224" text:style-name="L6">
        <text:list-item>
          <text:p text:style-name="P6">Identifica las claves externas de cada una de las tablas.</text:p>
        </text:list-item>
      </text:list>
      <text:p text:style-name="P7"/>
      <text:p text:style-name="P8"><text:tab/></text:p>
      <text:list xml:id="list185206842983547" text:continue-list="list3459616801" text:style-name="L5">
        <text:list-item>
          <text:p text:style-name="P12"><text:span text:style-name="T1">CLIENTE(</text:span><text:span text:style-name="T11">cod_cliente</text:span><text:span text:style-name="T1">, nombre, apellidos, dni, email)</text:span></text:p>
        </text:list-item>
        <text:list-item>
          <text:p text:style-name="P12"><text:span text:style-name="T1">PEDIDO(</text:span><text:span text:style-name="T11">cod_pedido</text:span><text:span text:style-name="T1">, fecha, </text:span><text:span text:style-name="T9">cod_cliente</text:span><text:span text:style-name="T1">, importe_total)</text:span></text:p>
        </text:list-item>
        <text:list-item>
          <text:p text:style-name="P12"><text:span text:style-name="T1">LINEA_PEDIDO(</text:span><text:span text:style-name="T4">cod_pedido</text:span><text:span text:style-name="T2">, id_linea</text:span><text:span text:style-name="T1">, </text:span><text:span text:style-name="T9">cod_producto</text:span><text:span text:style-name="T1">, num_unidades, precio_unitario)</text:span></text:p>
        </text:list-item>
        <text:list-item>
          <text:p text:style-name="P12"><text:span text:style-name="T1">PRODUCTO(</text:span><text:span text:style-name="T11">cod_producto</text:span><text:span text:style-name="T1">, nombre, descripción, precio_unitario, </text:span><text:span text:style-name="T9">id_categoria</text:span><text:span text:style-name="T1">)</text:span></text:p>
        </text:list-item>
        <text:list-item>
          <text:p text:style-name="P12"><text:span text:style-name="T1">CATEGORIA(</text:span><text:span text:style-name="T11">id_categoria</text:span><text:span text:style-name="T1">, nombre)</text:span></text:p>
        </text:list-item>
      </text:list>
      <text:p text:style-name="P7"/>
      <text:p text:style-name="P7"/>
      <text:list xml:id="list185208275245914" text:continue-list="list101439224" text:style-name="L6">
        <text:list-item>
          <text:p text:style-name="P6">Elige, de forma justificada, cuál crees que sería la mejor política de borrado para cada clave externa.</text:p>
        </text:list-item>
      </text:list>
      <text:p text:style-name="P7"><text:tab/></text:p>
      <text:p text:style-name="P7"><text:tab/><text:span text:style-name="T12">cod_pedido, cascada para que cuando borre la linea_pedido borre también el pedido</text:span></text:p>
      <text:p text:style-name="P7"><text:tab/></text:p>
      <text:p text:style-name="P7"><text:tab/><text:span text:style-name="T12">id_categoria default , para que no se borre en la tabla de categorías ya que mas productos <text:tab/>pueden ser de esa categoría</text:span></text:p>
      <text:p text:style-name="P7"><text:tab/></text:p>
      <text:p text:style-name="P7"><text:tab/><text:span text:style-name="T12">cod_producto, exactamente igual que en id_categoria</text:span></text:p>
      <text:p text:style-name="P7"/>
      <text:p text:style-name="P7"><text:tab/><text:span text:style-name="T12">cod_cliente, default, si borras un pedido de un cliente no renta borrar al cliente.</text:span></text:p>
      <text:p text:style-name="P7"/>
      <text:p text:style-name="P7"/>
      <text:list xml:id="list185208679326029" text:continue-numbering="true" text:style-name="L6">
        <text:list-item>
          <text:p text:style-name="P6">¿Qué otras restricciones de integridad añadirías?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Decima Nova Pro" svg:font-family="'Decima Nova Pro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18:32:42.489000000</meta:creation-date>
    <dc:date>2022-11-28T18:52:06.708000000</dc:date>
    <meta:editing-duration>PT9M14S</meta:editing-duration>
    <meta:editing-cycles>1</meta:editing-cycles>
    <meta:document-statistic meta:table-count="0" meta:image-count="0" meta:object-count="0" meta:page-count="2" meta:paragraph-count="42" meta:word-count="273" meta:character-count="2042" meta:non-whitespace-character-count="1820"/>
    <meta:generator>LibreOffice/7.1.2.2$Windows_X86_64 LibreOffice_project/8a45595d069ef5570103caea1b71cc9d82b2aae4</meta:generator>
  </office:meta>
</office:document-meta>
</file>